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textarea-vertical-align="middle" draw:auto-grow-height="false" fo:min-height="0.749cm" fo:min-width="0.499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draw:textarea-vertical-align="middle" draw:auto-grow-height="false" fo:min-height="0.749cm" fo:min-width="0.499cm"/>
    </style:style>
    <style:style style:name="gr5" style:family="graphic" style:parent-style-name="standard">
      <style:graphic-properties draw:stroke="dash" draw:stroke-dash="Ultrafine_20_2_20_Dots_20_3_20_Dashes" svg:stroke-color="#000000" draw:fill="none" draw:textarea-vertical-align="middle" draw:auto-grow-height="false" fo:min-height="0.749cm" fo:min-width="0.499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4.699cm" svg:height="4.699cm" svg:x="4.048cm" svg:y="4.048cm">
          <text:p/>
          <draw:enhanced-geometry draw:glue-point-type="segments" draw:type="mso-spt100" draw:modifiers="-90 179.66494078139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" draw:text-style-name="P1" draw:layer="layout" svg:width="4.699cm" svg:height="4.699cm" svg:x="4.347cm" svg:y="4.049cm">
          <text:p/>
          <draw:enhanced-geometry draw:glue-point-type="segments" draw:mirror-horizontal="true" draw:type="mso-spt100" draw:modifiers="-90 179.66494078139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" draw:text-style-name="P1" draw:layer="layout" svg:width="4.699cm" svg:height="4.699cm" svg:x="4.049cm" svg:y="4.347cm">
          <text:p/>
          <draw:enhanced-geometry draw:glue-point-type="segments" draw:mirror-vertical="true" draw:type="mso-spt100" draw:modifiers="-90 179.66494078139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" draw:text-style-name="P1" draw:layer="layout" svg:width="4.699cm" svg:height="4.699cm" svg:x="4.347cm" svg:y="4.347cm">
          <text:p/>
          <draw:enhanced-geometry draw:glue-point-type="segments" draw:mirror-vertical="true" draw:mirror-horizontal="true" draw:type="mso-spt100" draw:modifiers="-90 179.66494078139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5.08cm" svg:height="5.08cm" svg:x="4.048cm" svg:y="11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08cm" svg:height="5.08cm" svg:x="13.148cm" svg:y="11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969cm" svg:height="5.996cm" svg:x="3.567cm" svg:y="3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699cm" svg:height="4.699cm" svg:x="12.649cm" svg:y="3.549cm">
          <text:p/>
          <draw:enhanced-geometry draw:glue-point-type="segments" draw:mirror-horizontal="false" draw:mirror-vertical="false" draw:type="mso-spt100" draw:modifiers="-90 179.66494078139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" draw:text-style-name="P1" draw:layer="layout" svg:width="4.699cm" svg:height="4.699cm" svg:x="13.947cm" svg:y="3.549cm">
          <text:p/>
          <draw:enhanced-geometry draw:glue-point-type="segments" draw:mirror-horizontal="true" draw:type="mso-spt100" draw:modifiers="-90 179.66494078139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1" draw:layer="layout" svg:width="4.699cm" svg:height="4.699cm" svg:x="12.649cm" svg:y="4.547cm">
          <text:p/>
          <draw:enhanced-geometry draw:glue-point-type="segments" draw:mirror-vertical="true" draw:type="mso-spt100" draw:modifiers="-90 179.66494078139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" draw:text-style-name="P1" draw:layer="layout" svg:width="4.699cm" svg:height="4.699cm" svg:x="13.948cm" svg:y="4.648cm">
          <text:p/>
          <draw:enhanced-geometry draw:glue-point-type="segments" draw:mirror-horizontal="true" draw:mirror-vertical="true" draw:type="mso-spt100" draw:modifiers="-90 179.66494078139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0.889cm" svg:height="1.27cm" svg:x="6.207cm" svg:y="10.2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889cm" svg:height="1.27cm" svg:x="15.208cm" svg:y="10.2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5.636cm" svg:height="5.636cm" svg:x="12.313cm" svg:y="3.213cm">
          <text:p/>
          <draw:enhanced-geometry draw:glue-point-type="segments" draw:type="mso-spt100" draw:modifiers="-90 179.66494078139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1" draw:layer="layout" svg:width="5.636cm" svg:height="5.636cm" svg:x="13.313cm" svg:y="4.013cm">
          <text:p/>
          <draw:enhanced-geometry draw:glue-point-type="segments" draw:mirror-horizontal="true" draw:mirror-vertical="true" draw:type="mso-spt100" draw:modifiers="-90 179.66494078139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1" draw:layer="layout" svg:width="5.636cm" svg:height="5.636cm" svg:x="13.313cm" svg:y="3.213cm">
          <text:p/>
          <draw:enhanced-geometry draw:glue-point-type="segments" draw:mirror-horizontal="true" draw:type="mso-spt100" draw:modifiers="-90 179.66494078139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1" draw:layer="layout" svg:width="5.636cm" svg:height="5.636cm" svg:x="12.413cm" svg:y="3.913cm">
          <text:p/>
          <draw:enhanced-geometry draw:glue-point-type="segments" draw:mirror-vertical="true" draw:type="mso-spt100" draw:modifiers="-90 179.66494078139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8.128cm" svg:height="1.905cm" svg:x="2.659cm" svg:y="18.018cm">
          <text:p text:style-name="P1">Ontological Reductionism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128cm" svg:height="1.905cm" svg:x="11.559cm" svg:y="18.019cm">
          <text:p text:style-name="P1">Pragmatical Reductionism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001cm" svg:height="25.178cm" svg:x="11.16cm" svg:y="1.362cm">
          <text:p/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6T15:48:15</meta:creation-date>
    <dc:date>2012-11-26T16:13:42</dc:date>
    <meta:editing-duration>PT25M28S</meta:editing-duration>
    <meta:editing-cycles>10</meta:editing-cycles>
    <meta:generator>LibreOffice/3.4$Unix LibreOffice_project/340m1$Build-402</meta:generator>
    <meta:document-statistic meta:object-count="20"/>
  </office:meta>
</office:document-meta>
</file>